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List_20_Paragraph">
      <style:text-properties officeooo:paragraph-rsid="0004e479"/>
    </style:style>
    <style:style style:name="P6" style:family="paragraph" style:parent-style-name="Heading_20_2">
      <style:paragraph-properties fo:margin-top="0.0835in" fo:margin-bottom="0.1965in" loext:contextual-spacing="false"/>
    </style:style>
    <style:style style:name="P7" style:family="paragraph" style:parent-style-name="Text_20_body">
      <style:text-properties officeooo:paragraph-rsid="00103160"/>
    </style:style>
    <style:style style:name="P8" style:family="paragraph" style:parent-style-name="Text_20_body">
      <style:text-properties officeooo:paragraph-rsid="0010581c"/>
    </style:style>
    <style:style style:name="P9" style:family="paragraph" style:parent-style-name="Quote">
      <style:text-properties fo:font-weight="normal" style:font-weight-asian="normal" style:font-weight-complex="normal"/>
    </style:style>
    <style:style style:name="P10" style:family="paragraph" style:parent-style-name="Standard" style:master-page-name="Standard">
      <style:paragraph-properties style:page-number="auto"/>
    </style:style>
    <style:style style:name="P11" style:family="paragraph" style:parent-style-name="List_20_Paragraph" style:list-style-name="L1"/>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weight="bold" style:font-weight-asian="bold" style:font-weight-complex="bold"/>
    </style:style>
    <style:style style:name="T5" style:family="text">
      <style:text-properties style:text-position="sub 58%"/>
    </style:style>
    <style:style style:name="T6" style:family="text">
      <style:text-properties style:text-position="sub 58%"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size="14pt" style:text-underline-style="none" style:font-size-asian="14pt" style:font-size-complex="14pt"/>
    </style:style>
    <style:style style:name="T9" style:family="text">
      <style:text-properties style:use-window-font-color="true" fo:font-size="14pt" style:text-underline-style="none" officeooo:rsid="0004e479" style:font-size-asian="14pt" style:font-size-complex="14pt"/>
    </style:style>
    <style:style style:name="T10" style:family="text">
      <style:text-properties fo:font-size="14pt" fo:font-style="normal" style:font-size-asian="14pt" style:font-style-asian="normal" style:font-size-complex="14pt" style:font-style-complex="normal"/>
    </style:style>
    <style:style style:name="T11" style:family="text">
      <style:text-properties officeooo:rsid="00064684"/>
    </style:style>
    <style:style style:name="T12" style:family="text">
      <style:text-properties officeooo:rsid="000821e3"/>
    </style:style>
    <style:style style:name="T13" style:family="text">
      <style:text-properties officeooo:rsid="000f426a"/>
    </style:style>
    <style:style style:name="T14" style:family="text">
      <style:text-properties officeooo:rsid="001002a2"/>
    </style:style>
    <style:style style:name="T15" style:family="text">
      <style:text-properties officeooo:rsid="00103160"/>
    </style:style>
    <style:style style:name="T16" style:family="text">
      <style:text-properties officeooo:rsid="0010581c"/>
    </style:style>
    <style:style style:name="T17" style:family="text">
      <style:text-properties officeooo:rsid="001188a7"/>
    </style:style>
    <style:style style:name="T18" style:family="text">
      <style:text-properties officeooo:rsid="00122ec0"/>
    </style:style>
    <style:style style:name="T19" style:family="text">
      <style:text-properties officeooo:rsid="00128080"/>
    </style:style>
    <style:style style:name="T20" style:family="text">
      <style:text-properties officeooo:rsid="00144869"/>
    </style:style>
    <style:style style:name="T21" style:family="text">
      <style:text-properties officeooo:rsid="00155c54"/>
    </style:style>
    <style:style style:name="T22" style:family="text">
      <style:text-properties officeooo:rsid="001578b6"/>
    </style:style>
    <style:style style:name="T23" style:family="text">
      <style:text-properties officeooo:rsid="0016c6e7"/>
    </style:style>
    <style:style style:name="T24" style:family="text">
      <style:text-properties officeooo:rsid="0018aa14"/>
    </style:style>
    <style:style style:name="T25" style:family="text">
      <style:text-properties officeooo:rsid="00193838"/>
    </style:style>
    <style:style style:name="T26" style:family="text">
      <style:text-properties officeooo:rsid="002214a9"/>
    </style:style>
    <style:style style:name="T27" style:family="text">
      <style:text-properties officeooo:rsid="00268ce4"/>
    </style:style>
    <style:style style:name="T28" style:family="text">
      <style:text-properties officeooo:rsid="0028fff0"/>
    </style:style>
    <style:style style:name="T29" style:family="text">
      <style:text-properties officeooo:rsid="002a48fb"/>
    </style:style>
    <style:style style:name="T30" style:family="text">
      <style:text-properties officeooo:rsid="002b80fe"/>
    </style:style>
    <style:style style:name="T31" style:family="text">
      <style:text-properties officeooo:rsid="002c1e32"/>
    </style:style>
    <style:style style:name="T32" style:family="text">
      <style:text-properties officeooo:rsid="002d69f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8">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5"><text:span text:style-name="Internet_20_link"><text:span text:style-name="T9">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5"><text:span text:style-name="Internet_20_link"><text:span text:style-name="T9">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8">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6" text:outline-level="2"><text:soft-page-break/><text:span text:style-name="Teletype"><text:span text:style-name="T10">Foreword, a sort of </text:span></text:span><text:line-break/>  </text:h>
      <text:p text:style-name="Quote">Apologies &amp; Excuses </text:p>
      <text:p text:style-name="P7">Being completely clean of fanc<text:span text:style-name="T13">y</text:span> flights of fantasy, <text:span text:style-name="T13">aggravated by</text:span> all thumbs at spinning yarn, left <text:span text:style-name="T13">me </text:span>no choice but telling the truth, the whole truth and nothing but the truth; in other words, no <text:span text:style-name="T13">merry</text:span> sallies from within the straitjacket of my personal experience. <text:span text:style-name="T14">Which</text:span>, muchly rueful, limitations annul any ambition to keep abreast with the hackney <text:span text:style-name="T15">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5">real </text:span>nice and smoothly, neither would you in a breeze pull off a fickle fancy whatsoever, like, walking through the walls and over the waters or, <text:span text:style-name="T15">say, </text:span><text:s/>indulging in unhealthy recreational addiction to sucking strangers’ blood in <text:span text:style-name="T16">totally</text:span> unsanitary environs. (A sigh.) </text:p>
      <text:p text:style-name="Quote"><text:span text:style-name="T4">Structure &amp; Content</text:span> </text:p>
      <text:p text:style-name="Text_20_body">Starting with its lengthy title, the novel <text:span text:style-name="T16">goes past</text:span> this here foreword, sort of, and through the following epigraph—curt, but to the point—flows into the narration not marked by <text:span text:style-name="T16">overly</text:span> excessive terseness, four books all in all, with certain passages well nigh sufficient to efface the credence to my solemn oath in the above subsection being taken in good faith. </text:p>
      <text:p text:style-name="Text_20_body">Not every truth gets a <text:span text:style-name="T12">warmhearted</text:span> welcome, no one is guaranteed from someone else tossing their back up <text:span text:style-name="T16">to emphasize</text:span> a torrid protest, “Bullshit! Don't dream of selling me that!” </text:p>
      <text:p text:style-name="P8">My meek, immediate, amicable, advise to deeply disbelieving skeptics is to put <text:span text:style-name="T7">The Rascally Romance</text:span> off until they, hopefully, obtain a clearer vision that even truth now and then comprise surprises on a par with any of the <text:span text:style-name="T11">weirdest</text:span> phantasms. And if the truth of this observation <text:span text:style-name="T17">rests</text:span> dim for some <text:span text:style-name="T17">obtuse </text:span>dork, then, “I do envy you, O, truly blessed one!.” <text:span text:style-name="T16">is</text:span> all there is to say.</text:p>
      <text:p text:style-name="Text_20_body"><text:span text:style-name="T17">Though</text:span> a first-person story, <text:span text:style-name="T7">The Rascally Romance</text:span>, nonetheless, is not a self-relishing report about me, myself and the Number One, yet a portrayal of the whole generation from the most breathtaking, <text:span text:style-name="T11">unequaled</text:span>, and fascinating era since the world creation. </text:p>
      <text:p text:style-name="Text_20_body">Now, with <text:span text:style-name="T11">comprehending</text:span> bitterness, I witness the glorious period cinched tightly with a couple of labels, <text:span text:style-name="T11">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Quote">Style &amp; Language &amp; Age Restrictions </text:p>
      <text:p text:style-name="Text_20_body"><text:soft-page-break/>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7">rabid realism</text:span>, to wit, this particular ball is ruled by Mrs. Naked Truth handing soft soap out to neither written nor tacit laws. </text:p>
      <text:p text:style-name="Text_20_body">Moving from the style to the language used in <text:span text:style-name="T7">The Rascally Romance</text:span>, it should be noted that the grim-mouthed pearl-clutching language purists might disapprove of presence in the body text <text:span text:style-name="T18">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Quote">Technical Notes &amp; Self-Appraisal </text:p>
      <text:p text:style-name="Text_20_body">Letters are not supposed to be divided into chapters or parts; they just flow on and on and on, to their end. However, to leave a reader without a<text:span text:style-name="T18">ny </text:span>map <text:span text:style-name="T18">or</text:span> compass <text:span text:style-name="T19">surrounded by</text:span> hundreds upon hundreds of pages in each direction, to deprive them of any guiding star or two, calls for <text:span text:style-name="T19">an exceptionally brazen</text:span> brutality. </text:p>
      <text:p text:style-name="Text_20_body">A <text:span text:style-name="T20">caring</text:span> compassion for humanoid brethren and sistern stirred me up to adding <text:span text:style-name="T7">The Table of Contents</text:span>. <text:line-break/>Ain’t I a fucking philanthropist thereafter?. </text:p>
      <text:p text:style-name="Quote">Acknowledgments &amp; Disclaimer </text:p>
      <text:p text:style-name="Text_20_body">I thank you all, whose names <text:span text:style-name="T20">appear</text:span> in the <text:span text:style-name="T20">tale</text:span>, as well as those who are not in there (you are indefinitely more in numbers and your contribution to this here work having been written after all is <text:span text:style-name="T20">equally important</text:span>). </text:p>
      <text:p text:style-name="Text_20_body">And <text:span text:style-name="T21">no less essential was your</text:span> reading along at least up to this very line. Any book can only be produced by a collaborative team of two: the reader and the author. Thank you because <text:span text:style-name="T21">I am (dead serious and no kidding)</text:span> huge<text:span text:style-name="T21">ly</text:span> honor<text:span text:style-name="T21">ed</text:span> <text:span text:style-name="T21">by </text:span>your <text:span text:style-name="T22">most</text:span> kind cooperation. </text:p>
      <text:p text:style-name="Text_20_body">And now we’ve just reached the point when everyone has to decide for themselves whether to <text:span text:style-name="T22">re</text:span>turn to the<text:span text:style-name="T22">ir</text:span> pursuit of customary business and/or pleasures, to all those pet joys, and daily problems alongside with habitual rewards and outlets befitting people of sober good sort <text:span text:style-name="T22">which </text:span>(between <text:span text:style-name="T22">the </text:span>two <text:span text:style-name="T22">of us</text:span>, as one buddy-teammate to the other<text:span text:style-name="T22">)</text:span> might be the most reasonable course because you never can tell what insidious vortexes and currents might lurk out there or else keep rowing on ahead, past and beyond the popping buoy of this foreword, a sort of... </text:p>
      <text:p text:style-name="Text_20_body">Whoa! After a rambling passage <text:span text:style-name="T22">of this kind </text:span>I do have to shut up and take a breather, meanwhile, feel free to use the stretch for making your informed decision... </text:p>
      <text:p text:style-name="Text_20_body"><text:soft-page-break/><text:span text:style-name="T24">Sincerely,</text:span> <text:span text:style-name="T24">it doesn’t matter what you choose</text:span>, <text:span text:style-name="T25">just don’t hurry at</text:span> making up your mind and stay assured whatever the <text:span text:style-name="T23">outcome</text:span> there’s no <text:span text:style-name="T23">way</text:span> to put the blame on me because of the disclaimer in conclusion – </text:p>
      <text:h text:style-name="P6"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P2">Vladimir Sherudillo</text:p>
      <text:p text:style-name="Standard"/>
      <text:h text:style-name="Heading_20_1" text:outline-level="1"><text:span text:style-name="T6">~ ~ ~</text:span> The <text:bookmark-start text:name="Birchbark"/>Birchbark <text:bookmark-end text:name="Birchbark"/>Sketches</text:h>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text:soft-page-break/>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9"><text:span text:style-name="T7">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text:soft-page-break/>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Standard">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high felt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ext:soft-page-break/>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cherished drool, sissy wuss?...of crushed and toppling lumps of hopes that squashed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List_20_Paragraph">...I tell you what, my dear I...heal yourself with the same dog’s hair...got bitten by a simple truth, eh?...bust it with as simple a tool!...crack it with the wedge of a wider grammatical approach, procede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text:soft-page-break/>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619552825" text:style-name="L1">
          <text:list-item>
            <text:p text:style-name="P11">tsahvyd tahnym; and</text:p>
          </text:list-item>
          <text:list-item>
            <text:p text:style-name="P11">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text:soft-page-break/>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text:soft-page-break/>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riff-raff of the woods were not attracted by the piece of plastic for twenty thousand <text:span text:style-name="T7">drahms</text:span>… </text:p>
      <text:p text:style-name="Text_20_body"><text:soft-page-break/>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ages ago I tried to explain it to someone, my brake system has its own perspective 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call the rounded mountains stretching in wavy chains, under the blanket of grass and woods, to tell them from giant <text:span text:style-name="Emphasis">lehrs </text:span>pricking the sky with their raw rocky <text:soft-page-break/>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five meters above the ground into a dense mass of foliage impenetrable for the sun, and it was their joint shade that filled the air with the uncanny touch. </text:p>
      <text:p text:style-name="Text_20_body"><text:soft-page-break/>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and at times scrambling through the thorny scrub;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a couple of my <text:span text:style-name="T26">bolshy</text:span> <text:span text:style-name="T26">attempts</text:span> at finding some shortcuts were blocked by deep gorges and sheer cliffs, so the highway met me exactly where I left it two days before, near “The Old Sycamore Diner”. </text:p>
      <text:section text:style-name="Sect1" text:name="Section2">
        <text:p text:style-name="List_20_Paragraph"><text:bookmark text:name="span2"/><text:soft-page-break/>(…gently is a good boy led by fate, but naughty ones are dragged along by a grip at their forelock and get to the very same, unavoidable, destination…) </text:p>
      </text:section>
      <text:p text:style-name="Text_20_body">After several turns of the smooth serpentine, the highway took a beeline to the pass out from the spacey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28">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27">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27">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spacey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Text_20_body"/>
      <text:p text:style-name="Subtitle">~ ~ ~</text:p>
      <text:h text:style-name="Heading_20_1" text:outline-level="1"><text:soft-page-break/><text:span text:style-name="T5">~ ~ ~</text:span> The <text:bookmark-start text:name="Genesis"/>Genesis<text:bookmark-end text:name="Genesis"/></text:h>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Text_20_body">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her father’s ghost...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0">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Seven more years passed and, in the late thirties, Joseph was arrested. They did not put him before a firing squad though to purge away like millions of other “enemies to the Soviet people”, supposedly, some clever way to buy his life back <text:soft-page-break/>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29">merchant.</text:span> As for the name, let's not forget that even such a hardened anti-Semite as Comrade Stalin was his namesake... Still and all, my mother, when introducing herself, preferred to change her patronymic into more Russian “Osipovna”. </text:p>
      <text:p text:style-name="Text_20_body">Her dark mellow eyes she inherited from Katerina Ivanovna (or Katarzyna Janovna?) whose affinity with the tribes of Israel looked doubtful enough. </text:p>
      <text:p text:style-name="Text_20_body"><text:soft-page-break/>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concentrated, knocks the standing fighters out one after another; and, mark you, without a single f-f..er..foul word... Yep, the village was in the pink then… </text:p>
      <text:p text:style-name="Text_20_body"><text:soft-page-break/>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29">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text:soft-page-break/>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1">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1">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text:soft-page-break/>ship met on the way without checking whether she was “theirs” or “ours”. That’s why a cocked up sea mine is fixed with a steel cable to an anchor that grabs at the seabed. The mines—iron <text:span text:style-name="T31">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1">midst</text:span> unsteady waves in the open sea with the mine's spheric side heaving up above the rowboat and then falling under it, striving to ram with the horn of a detonator.) </text:p>
      <text:p text:style-name="Text_20_body">The final step is done by the boatswain seated in the rear seat, with a lit cigarette between his lips, not to show off what a daredevil he is but as a readied tool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text:soft-page-break/>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ext:soft-page-break/>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2">heralded</text:span> arrival of a boy baby. That's when our father issued a blissful yell, “Switch off the lamp in the deliv'ry room! The light attracts them babies!.” </text:p>
      <text:p text:style-name="Text_20_body"><text:soft-page-break/>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2">emphatic</text:span> tears welling up in my eyes. Poor boy! </text:p>
      <text:p text:style-name="Text_20_body">And with another legend, the soft paw of horror bristled up my hair before piercing the back of my neck with its point-sharp talons; when my mother grew suddenly 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ext:soft-page-break/>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5">~ ~ ~</text:span> The <text:bookmark-start text:name="Childhood"/>Childhood<text:bookmark-end text:name="Childhood"/></text:h>
      <text:p text:style-name="Subtitle">~ ~ ~</text:p>
      <text:h text:style-name="Heading_20_1" text:outline-level="1"><text:span text:style-name="T5">~ ~ ~</text:span> The <text:bookmark-start text:name="Adolescence"/>Adolescence<text:bookmark-end text:name="Adolescence"/></text:h>
      <text:p text:style-name="Subtitle">~ ~ ~</text:p>
      <text:h text:style-name="Heading_20_1" text:outline-level="1"><text:span text:style-name="T5">~ ~ ~</text:span> The Youth</text:h>
      <text:p text:style-name="Subtitle">~ ~ ~</text:p>
      <text:h text:style-name="Heading_20_1" text:outline-level="1"><text:span text:style-name="T5">~ ~ ~</text:span> My Universities: Part <text:bookmark-start text:name="One"/>One<text:bookmark-end text:name="One"/></text:h>
      <text:p text:style-name="Subtitle">~ ~ ~</text:p>
      <text:h text:style-name="Heading_20_1" text:outline-level="1"><text:span text:style-name="T5">~ ~ ~</text:span> My Universities: Part <text:bookmark-start text:name="Two"/>Two<text:bookmark-end text:name="Two"/></text:h>
      <text:p text:style-name="Subtitle">~ ~ ~</text:p>
      <text:h text:style-name="Heading_20_1" text:outline-level="1"><text:span text:style-name="T5">~ ~ ~</text:span> The Parade of <text:bookmark-start text:name="Planets"/>Planets<text:bookmark-end text:name="Planets"/></text:h>
      <text:p text:style-name="Subtitle">~ ~ ~</text:p>
      <text:h text:style-name="Heading_20_1" text:outline-level="1"><text:span text:style-name="T5">~ ~ ~</text:span> The <text:bookmark-start text:name="Married"/>Married <text:bookmark-end text:name="Married"/>Life</text:h>
      <text:p text:style-name="Subtitle">~ ~ ~</text:p>
      <text:h text:style-name="Heading_20_1" text:outline-level="1"><text:soft-page-break/><text:span text:style-name="T5">~ ~ ~</text:span> <text:bookmark-start text:name="Defying"/>Defying <text:bookmark-end text:name="Defying"/>the Wash</text:h>
      <text:p text:style-name="Subtitle">~ ~ ~</text:p>
      <text:h text:style-name="Heading_20_1" text:outline-level="1"><text:span text:style-name="T5">~ ~ ~</text:span> The Solitary <text:bookmark-start text:name="Barge"/>Barge <text:bookmark-end text:name="Barge"/>Hauler</text:h>
      <text:p text:style-name="Subtitle">~ ~ ~</text:p>
      <text:h text:style-name="Heading_20_1" text:outline-level="1"><text:span text:style-name="T5">~ ~ ~</text:span> The Ivory <text:bookmark-start text:name="Tower"/>Tower<text:bookmark-end text:name="Tower"/></text:h>
      <text:p text:style-name="Subtitle">~ ~ ~</text:p>
      <text:h text:style-name="Heading_20_1" text:outline-level="1"><text:span text:style-name="T5">~ ~ ~</text:span> The <text:bookmark-start text:name="Eastern"/>Eastern <text:bookmark-end text:name="Eastern"/>Corridor</text:h>
      <text:p text:style-name="Subtitle">~ ~ ~</text:p>
      <text:h text:style-name="Heading_20_1" text:outline-level="1"><text:span text:style-name="T5">~ ~ ~</text:span> The <text:bookmark-start text:name="Postscripts"/>Postscripts<text:bookmark-end text:name="Postscript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Lato" svg:font-family="Lato" style:font-adornments="Italic"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paragraph-properties fo:margin-left="0.8661in" fo:margin-right="0in" fo:margin-top="0.0835in" fo:margin-bottom="0.0835in" loext:contextual-spacing="true" fo:text-indent="0.5in" style:auto-text-indent="false"/>
      <style:text-properties fo:color="#000000" style:font-name="Lato" fo:font-family="Lato" style:font-style-name="Italic"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80</meta:editing-cycles>
    <meta:creation-date>2020-04-05T06:17:00</meta:creation-date>
    <dc:date>2020-06-19T17:35:11.015392125</dc:date>
    <meta:editing-duration>PT15H40M53S</meta:editing-duration>
    <meta:generator>LibreOffice/6.1.5.2$Linux_X86_64 LibreOffice_project/10$Build-2</meta:generator>
    <meta:document-statistic meta:table-count="0" meta:image-count="0" meta:object-count="0" meta:page-count="31" meta:paragraph-count="367" meta:word-count="14685" meta:character-count="84248" meta:non-whitespace-character-count="69622"/>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